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DejaVu Serif" svg:font-family="'DejaVu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/>
    </style:style>
    <style:style style:name="P2" style:family="paragraph" style:parent-style-name="Text_20_body">
      <style:paragraph-properties fo:margin-top="0in" fo:margin-bottom="0in"/>
    </style:style>
    <style:style style:name="P3" style:family="paragraph" style:parent-style-name="Heading_20_1" style:master-page-name="HTML">
      <style:paragraph-properties style:page-number="auto"/>
    </style:style>
    <style:style style:name="P4" style:family="paragraph" style:parent-style-name="Heading_20_1">
      <style:paragraph-properties fo:break-before="page"/>
    </style:style>
    <style:style style:name="T1" style:family="text">
      <style:text-properties fo:font-weight="bold"/>
    </style:style>
    <style:style style:name="T2" style:family="text">
      <style:text-properties style:text-position="-33% 80%"/>
    </style:style>
    <style:style style:name="T3" style:family="text">
      <style:text-properties style:font-name="DejaVu Sans Mono1" style:font-name-asian="DejaVu Sans Mono1" style:font-name-complex="DejaVu Sans Mono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Problem H: Prime Bases</text:h>
      <text:p text:style-name="P2"><text:span text:style-name="T1">Source:</text:span> <text:span text:style-name="Teletype">primebases.{c,cpp,java}</text:span> </text:p>
      <text:p text:style-name="P2"><text:span text:style-name="T1">Input:</text:span> <text:span text:style-name="Teletype">primebases.in</text:span> </text:p>
      <text:p text:style-name="P2"><text:span text:style-name="T1">Output:</text:span> <text:span text:style-name="Teletype">primebases.out</text:span> </text:p>
      <text:p text:style-name="P2"/>
      <text:p text:style-name="Text_20_body">Given any integer base <text:span text:style-name="Variable">b</text:span> <text:span text:style-name="T3">≥</text:span> 2, it is well known that every positive integer <text:span text:style-name="Variable">n</text:span> can be uniquely represented in base <text:span text:style-name="Variable">b</text:span>. That is, we can write </text:p>
      <text:p text:style-name="Quotations"><text:span text:style-name="Variable">n</text:span> = <text:span text:style-name="Variable">a</text:span><text:span text:style-name="T2">0</text:span> + <text:span text:style-name="Variable">a</text:span><text:span text:style-name="T2">1</text:span>*<text:span text:style-name="Variable">b</text:span> + <text:span text:style-name="Variable">a</text:span><text:span text:style-name="T2">2</text:span>*<text:span text:style-name="Variable">b</text:span>*<text:span text:style-name="Variable">b</text:span> + <text:span text:style-name="Variable">a</text:span><text:span text:style-name="T2">3</text:span>*<text:span text:style-name="Variable">b</text:span>*<text:span text:style-name="Variable">b</text:span>*<text:span text:style-name="Variable">b</text:span> + ... </text:p>
      <text:p text:style-name="Text_20_body">where the coefficients <text:span text:style-name="Variable">a</text:span><text:span text:style-name="T2">0</text:span>, <text:span text:style-name="Variable">a</text:span><text:span text:style-name="T2">1</text:span>, <text:span text:style-name="Variable">a</text:span><text:span text:style-name="T2">2</text:span>, <text:span text:style-name="Variable">a</text:span><text:span text:style-name="T2">3</text:span>, ... are between 0 and <text:span text:style-name="Variable">b</text:span>-1 (inclusive).</text:p>
      <text:p text:style-name="Text_20_body">What is less well known is that if <text:span text:style-name="Variable">p</text:span><text:span text:style-name="T2">0</text:span>, <text:span text:style-name="Variable">p</text:span><text:span text:style-name="T2">1</text:span>, <text:span text:style-name="Variable">p</text:span><text:span text:style-name="T2">2</text:span>, ... are the first primes (starting from 2, 3, 5, ...), every positive integer <text:span text:style-name="Variable">n</text:span> can be represented uniquely in the "mixed" bases as: </text:p>
      <text:p text:style-name="Quotations"><text:span text:style-name="Variable">n</text:span> = <text:span text:style-name="Variable">a</text:span><text:span text:style-name="T2">0</text:span> + <text:span text:style-name="Variable">a</text:span><text:span text:style-name="T2">1</text:span>*<text:span text:style-name="Variable">p</text:span><text:span text:style-name="T2">0</text:span> + <text:span text:style-name="Variable">a</text:span><text:span text:style-name="T2">2</text:span>*<text:span text:style-name="Variable">p</text:span><text:span text:style-name="T2">0</text:span>*<text:span text:style-name="Variable">p</text:span><text:span text:style-name="T2">1</text:span> + <text:span text:style-name="Variable">a</text:span><text:span text:style-name="T2">3</text:span>*<text:span text:style-name="Variable">p</text:span><text:span text:style-name="T2">0</text:span>*<text:span text:style-name="Variable">p</text:span><text:span text:style-name="T2">1</text:span>*<text:span text:style-name="Variable">p</text:span><text:span text:style-name="T2">2</text:span> + ... </text:p>
      <text:p text:style-name="Text_20_body">where each coefficient <text:span text:style-name="Variable">a</text:span><text:span text:style-name="T2">i</text:span> is between 0 and <text:span text:style-name="Variable">p</text:span><text:span text:style-name="T2">i</text:span>-1 (inclusive). Notice that, for example, <text:span text:style-name="Variable">a</text:span><text:span text:style-name="T2">3</text:span> is between 0 and <text:span text:style-name="Variable">p</text:span><text:span text:style-name="T2">3</text:span>-1, even though <text:span text:style-name="Variable">p</text:span><text:span text:style-name="T2">3</text:span> may not be needed explicitly to represent the integer <text:span text:style-name="Variable">n</text:span>.</text:p>
      <text:p text:style-name="Text_20_body">Given a positive integer <text:span text:style-name="Variable">n</text:span>, you are asked to write <text:span text:style-name="Variable">n</text:span> in the representation above. Do not use more primes than it is needed to represent <text:span text:style-name="Variable">n</text:span>, and omit all terms in which the coefficient is 0. </text:p>
      <text:h text:style-name="Heading_20_1" text:outline-level="1">Input</text:h>
      <text:p text:style-name="Text_20_body">Each line of input consists of a single positive 32-bit signed integer. The end of input is indicated by a line containing the integer 0.</text:p>
      <text:h text:style-name="Heading_20_1" text:outline-level="1">Output</text:h>
      <text:p text:style-name="Text_20_body">For each integer, print the integer, followed by a space, an equal sign, and a space, followed by the mixed base representation of the integer in the format shown below. The terms should be separated by a space, a plus sign, and a space. The output for each integer should appear on its own line.</text:p>
      <text:h text:style-name="Heading_20_1" text:outline-level="1"/>
      <text:h text:style-name="P4" text:outline-level="1">Sample Input</text:h>
      <text:p text:style-name="Preformatted_20_Text">123</text:p>
      <text:p text:style-name="Preformatted_20_Text">456</text:p>
      <text:p text:style-name="Preformatted_20_Text">123456</text:p>
      <text:p text:style-name="P1">0</text:p>
      <text:h text:style-name="Heading_20_1" text:outline-level="1">Sample Output</text:h>
      <text:p text:style-name="Preformatted_20_Text">123 = 1 + 1*2 + 4*2*3*5</text:p>
      <text:p text:style-name="Preformatted_20_Text">456 = 1*2*3 + 1*2*3*5 + 2*2*3*5*7</text:p>
      <text:p text:style-name="P1">123456 = 1*2*3 + 6*2*3*5 + 4*2*3*5*7 + 1*2*3*5*7*11 + 4*2*3*5*7*11*1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DejaVu Serif" svg:font-family="'DejaVu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DejaVu Serif" fo:font-size="12pt" fo:language="en" fo:country="US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/>
    </style:style>
    <style:style style:name="Text_20_body" style:display-name="Text body" style:family="paragraph" style:parent-style-name="Standard" style:class="text">
      <style:paragraph-properties fo:margin-top="0in" fo:margin-bottom="0.1965in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horndale" fo:font-size="14pt" fo:font-weight="bold" style:font-name-asian="HG Mincho Light J" style:font-size-asian="14pt" style:font-weight-asian="bold" style:font-name-complex="Arial Unicode MS" style:font-size-complex="14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2pt" fo:font-weight="bold" style:font-name-asian="DejaVu Sans Mono" style:font-size-asian="12pt" style:font-weight-asian="bold" style:font-name-complex="DejaVu Sans Mono" style:font-size-complex="12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Teletype" style:family="text">
      <style:text-properties style:font-name="DejaVu Sans Mono" fo:font-size="12pt" fo:font-weight="bold" style:font-name-asian="DejaVu Sans Mono" style:font-size-asian="12pt" style:font-weight-asian="bold" style:font-name-complex="DejaVu Sans Mono" style:font-size-complex="12pt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8.5in" fo:page-height="11in" style:num-format="1" style:print-orientation="portrait" fo:margin-top="0.3937in" fo:margin-bottom="0.3937in" fo:margin-left="0.7874in" fo:margin-right="0.3937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  <style:master-page style:name="HTML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dc:title>Problem H: Prime Bases</dc:title>
    <dc:date>2008-10-21T16:15:35</dc:date>
    <meta:editing-cycles>1</meta:editing-cycles>
    <meta:editing-duration>PT5M4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4" meta:word-count="319" meta:character-count="1559"/>
  </office:meta>
</office:document-meta>
</file>